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P3" style:parent-style-name="ParágrafodaLista" style:list-style-name="LFO1" style:family="paragraph"/>
    <style:style style:name="P4" style:parent-style-name="ParágrafodaLista" style:family="paragraph">
      <style:paragraph-properties fo:margin-left="0.9833in">
        <style:tab-stops/>
      </style:paragraph-properties>
    </style:style>
    <style:style style:name="P5" style:parent-style-name="ParágrafodaLista" style:family="paragraph">
      <style:paragraph-properties fo:margin-left="0.9833in">
        <style:tab-stops/>
      </style:paragraph-properties>
    </style:style>
    <style:style style:name="P6" style:parent-style-name="ParágrafodaLista" style:family="paragraph">
      <style:paragraph-properties fo:margin-left="0.9833in" fo:text-indent="0.4916in">
        <style:tab-stops/>
      </style:paragraph-properties>
    </style:style>
    <style:style style:name="T7" style:parent-style-name="Tipodeletrapredefinidodoparágrafo" style:family="text">
      <style:text-properties style:language-asian="pt" style:country-asian="PT"/>
    </style:style>
    <style:style style:name="P8" style:parent-style-name="ParágrafodaLista" style:family="paragraph">
      <style:paragraph-properties fo:margin-left="0.9833in">
        <style:tab-stops/>
      </style:paragraph-properties>
    </style:style>
    <style:style style:name="P9" style:parent-style-name="ParágrafodaLista" style:family="paragraph">
      <style:paragraph-properties fo:margin-left="0.9833in">
        <style:tab-stops/>
      </style:paragraph-properties>
    </style:style>
    <style:style style:name="T10" style:parent-style-name="Tipodeletrapredefinidodoparágrafo" style:family="text">
      <style:text-properties style:language-asian="pt" style:country-asian="PT"/>
    </style:style>
    <style:style style:name="P11" style:parent-style-name="ParágrafodaLista" style:family="paragraph">
      <style:paragraph-properties fo:margin-left="0.9833in">
        <style:tab-stops/>
      </style:paragraph-properties>
    </style:style>
    <style:style style:name="P12" style:parent-style-name="ParágrafodaLista" style:family="paragraph">
      <style:paragraph-properties fo:margin-left="0.9833in">
        <style:tab-stops/>
      </style:paragraph-properties>
    </style:style>
    <style:style style:name="P13" style:parent-style-name="ParágrafodaLista" style:list-style-name="LFO1" style:family="paragraph"/>
    <style:style style:name="P14" style:parent-style-name="ParágrafodaLista" style:family="paragraph">
      <style:paragraph-properties fo:margin-left="0.7395in">
        <style:tab-stops/>
      </style:paragraph-properties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O Desenvolvimento de Programas</text:p>
      <text:list text:style-name="LFO1" text:continue-numbering="true">
        <text:list-item>
          <text:p text:style-name="P2">Análise do Problema</text:p>
        </text:list-item>
        <text:list-item>
          <text:p text:style-name="P3">Desenvolvimento do Programa</text:p>
        </text:list-item>
      </text:list>
      <text:p text:style-name="P4">Algoritmos</text:p>
      <text:p text:style-name="P5">Estruturas de informação:<text:s/></text:p>
      <text:p text:style-name="P6"><text:span text:style-name="T7"><draw:custom-shape svg:x="2.12083in" svg:y="0.04444in" svg:width="0.16667in" svg:height="0.32292in" draw:z-index="251661312" draw:id="id0" draw:style-name="a0" draw:name="Chaveta à direita 2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- Objecto<text:tab/>Funções</text:p>
      <text:p text:style-name="P8"><text:tab/>- Direcção</text:p>
      <text:p text:style-name="P9"><text:span text:style-name="T10"><draw:custom-shape svg:x="2.12083in" svg:y="0.04236in" svg:width="0.16667in" svg:height="0.54167in" draw:z-index="251659264" draw:id="id1" draw:style-name="a1" draw:name="Chaveta à direita 1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tab/>- Posição <text:s/></text:p>
      <text:p text:style-name="P11"><text:tab/>- Mapa<text:tab/><text:tab/>Classes</text:p>
      <text:p text:style-name="P12"><text:tab/>…</text:p>
      <text:list text:style-name="LFO1" text:continue-numbering="true">
        <text:list-item>
          <text:p text:style-name="P13">Programação da solução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4895in" text:min-label-width="0.25in"/>
      </text:list-level-style-number>
      <text:list-level-style-number text:level="2" style:num-suffix="." style:num-format="a" style:num-letter-sync="true">
        <style:list-level-properties text:space-before="0.9895in" text:min-label-width="0.25in"/>
      </text:list-level-style-number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guel Santos</meta:initial-creator>
    <dc:creator>Miguel Santos</dc:creator>
    <meta:creation-date>2012-12-06T10:05:00Z</meta:creation-date>
    <dc:date>2012-12-06T10:26:00Z</dc:date>
    <meta:template xlink:href="Normal" xlink:type="simple"/>
    <meta:editing-cycles>1</meta:editing-cycles>
    <meta:editing-duration>PT1260S</meta:editing-duration>
    <meta:document-statistic meta:page-count="1" meta:paragraph-count="1" meta:word-count="32" meta:character-count="205" meta:row-count="1" meta:non-whitespace-character-count="174"/>
  </office:meta>
</office:document-meta>
</file>